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9" style:family="table-cell">
      <style:table-cell-properties style:vertical-align="bottom" fo:padding="0cm" fo:border="none"/>
    </style:style>
    <style:style style:name="Table1.G1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1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3" style:family="table-cell">
      <style:table-cell-properties fo:background-color="transparent" fo:padding="0cm" fo:border="none">
        <style:background-image/>
      </style:table-cell-properties>
    </style:style>
    <style:style style:name="Table1.D24" style:family="table-cell">
      <style:table-cell-properties fo:background-color="transparent" fo:padding="0cm" fo:border="none">
        <style:background-image/>
      </style:table-cell-properties>
    </style:style>
    <style:style style:name="Table1.D25" style:family="table-cell">
      <style:table-cell-properties fo:background-color="transparent" fo:padding="0cm" fo:border="none">
        <style:background-image/>
      </style:table-cell-properties>
    </style:style>
    <style:style style:name="Table1.D2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5cc5d9" officeooo:paragraph-rsid="007819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5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3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paragraph-rsid="00a0fbfd"/>
    </style:style>
    <style:style style:name="P36" style:family="paragraph" style:parent-style-name="Standard">
      <style:text-properties style:font-name="Arial" fo:font-size="10pt" style:font-size-asian="8.75pt" style:font-size-complex="10pt"/>
    </style:style>
    <style:style style:name="P37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8" style:family="paragraph" style:parent-style-name="Standard">
      <style:text-properties officeooo:paragraph-rsid="00a0fbf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7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28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4"><text:text-input text:description="&lt;_(&quot;IME I PREZIME&quot;)&gt;">IME I PREZIME</text:text-input>:</text:p>
          </table:table-cell>
          <table:table-cell table:style-name="Table1.A9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9" office:value-type="string">
            <text:p text:style-name="P29"><text:text-input text:description="&lt; (formatLang(o.date_from, date_time=True ) or '')[0:10] &gt;">date_from</text:text-input></text:p>
          </table:table-cell>
          <table:table-cell table:style-name="Table1.A9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4"><text:text-input text:description="&lt;_(&quot;RADNO MJESTO&quot;)&gt;">RADNO MJESTO</text:text-input>:</text:p>
          </table:table-cell>
          <table:table-cell table:style-name="Table1.A9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9" office:value-type="string">
            <text:p text:style-name="P29"><text:text-input text:description="&lt; (formatLang(o.date_to, date=True) or '')[0:10]  &gt;">date_to</text:text-input></text:p>
          </table:table-cell>
          <table:table-cell table:style-name="Table1.A9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4"/>
          </table:table-cell>
          <table:table-cell table:style-name="Table1.A9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G11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1" office:value-type="string">
            <text:p text:style-name="P30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1" office:value-type="string">
            <text:p text:style-name="P20"/>
          </table:table-cell>
        </table:table-row>
        <table:table-row>
          <table:table-cell table:style-name="Table1.G11" office:value-type="string">
            <text:p text:style-name="P4"/>
          </table:table-cell>
          <table:table-cell table:style-name="Table1.G1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1" office:value-type="string">
            <text:p text:style-name="P1"/>
          </table:table-cell>
          <table:table-cell table:style-name="Table1.G11" table:number-columns-spanned="2" office:value-type="string">
            <text:p text:style-name="P4"/>
          </table:table-cell>
          <table:covered-table-cell/>
          <table:table-cell table:style-name="Table1.G1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1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1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1"/>
          </table:table-cell>
        </table:table-row>
        <table:table-row>
          <table:table-cell table:style-name="Table1.G11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1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1"/>
          </table:table-cell>
        </table:table-row>
        <table:table-row>
          <table:table-cell table:style-name="Table1.G11" table:number-columns-spanned="2" office:value-type="string">
            <text:p text:style-name="P6"/>
          </table:table-cell>
          <table:covered-table-cell/>
          <table:table-cell table:style-name="Table1.G11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1"/>
          </table:table-cell>
        </table:table-row>
        <table:table-row>
          <table:table-cell table:style-name="Table1.A16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1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3" table:number-columns-spanned="7" office:value-type="string">
            <text:p text:style-name="P24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24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25" table:number-columns-spanned="7" office:value-type="string">
            <text:p text:style-name="P24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26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6"/>
      <text:p text:style-name="P37"/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E2" office:value-type="string">
            <text:p text:style-name="P35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4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3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5-23T16:10:55.118690899</dc:date>
    <meta:editing-duration>PT19H4M52S</meta:editing-duration>
    <meta:editing-cycles>180</meta:editing-cycles>
    <meta:generator>LibreOffice/5.1.5.2$Linux_X86_64 LibreOffice_project/10m0$Build-2</meta:generator>
    <meta:document-statistic meta:table-count="2" meta:image-count="0" meta:object-count="0" meta:page-count="1" meta:paragraph-count="32" meta:word-count="192" meta:character-count="661" meta:non-whitespace-character-count="616"/>
  </office:meta>
</office:document-meta>
</file>